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20100000132000000C86B1E6DC5.png"/>
  <manifest:file-entry manifest:media-type="image/jpeg" manifest:full-path="Pictures/1000000000000679000005DC55F717CA.jpg"/>
  <manifest:file-entry manifest:media-type="image/png" manifest:full-path="Pictures/100002010000007D0000007849CADF4F.png"/>
  <manifest:file-entry manifest:media-type="image/png" manifest:full-path="Pictures/10000201000000E2000000C8A1C603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2" style:family="graphic" style:parent-style-name="standard">
      <style:graphic-properties draw:stroke="none" draw:fill="solid" draw:fill-color="#ff3300" draw:textarea-horizontal-align="center" draw:textarea-vertical-align="middle" draw:shadow="hidden" draw:shadow-color="#808080"/>
    </style:style>
    <style:style style:name="gr3" style:family="graphic" style:parent-style-name="standard">
      <style:graphic-properties draw:stroke="none" draw:fill="none" draw:fill-color="#ff3300" draw:textarea-horizontal-align="center" draw:textarea-vertical-align="middle" draw:shadow="hidden" draw:shadow-color="#808080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026cm" fo:padding-bottom="0.026cm" fo:padding-left="0.026cm" fo:padding-right="0.026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_32__20_Dots_20_1_20_Dash" svg:stroke-width="0.051cm" draw:marker-start="Arrow" draw:marker-start-width="0.229cm" draw:marker-end="Arrow" draw:marker-end-width="0.229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dash" draw:stroke-dash="_32__20_Dots_20_1_20_Dash" draw:marker-end="Arrow" draw:marker-end-width="0.3cm" draw:fill="solid" draw:fill-color="#c0c0c0" draw:textarea-horizontal-align="center" draw:textarea-vertical-align="middle"/>
    </style:style>
    <style:style style:name="gr11" style:family="graphic" style:parent-style-name="standard">
      <style:graphic-properties draw:stroke="dash" draw:stroke-dash="_32__20_Dots_20_1_20_Dash" svg:stroke-width="0cm" draw:marker-start-width="0.2cm" draw:marker-end="Arrow" draw:marker-end-width="0.3cm" draw:fill="solid" draw:fill-color="#c0c0c0" draw:textarea-horizontal-align="center" draw:textarea-vertical-align="middle" fo:padding-top="0cm" fo:padding-bottom="0cm" fo:padding-left="0cm" fo:padding-right="0cm"/>
    </style:style>
    <style:style style:name="gr12" style:family="graphic" style:parent-style-name="standard">
      <style:graphic-properties draw:stroke="solid" draw:stroke-dash="_32__20_Dots_20_1_20_Dash" draw:marker-end="Arrow" draw:marker-end-width="0.3cm" draw:fill="solid" draw:fill-color="#c0c0c0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4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family="'Lucida Sans'" style:font-pitch="variable" fo:font-size="10pt"/>
    </style:style>
    <style:style style:name="T1" style:family="text">
      <style:text-properties fo:font-family="Arial" style:font-family-generic="swiss" style:font-pitch="variable" fo:font-size="14pt"/>
    </style:style>
    <style:style style:name="T2" style:family="text">
      <style:text-properties fo:font-family="'Lucida Sans'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441cm" svg:height="1.384cm" svg:x="14.574cm" svg:y="2.121cm">
            <draw:image xlink:href="Pictures/100002010000007D0000007849CADF4F.png" xlink:type="simple" xlink:show="embed" xlink:actuate="onLoad">
              <text:p text:style-name="P2"/>
            </draw:image>
          </draw:frame>
          <draw:g>
            <draw:g>
              <draw:g>
                <draw:polygon draw:style-name="gr2" draw:text-style-name="P1" draw:layer="layout" svg:width="0.48cm" svg:height="0.072cm" draw:transform="skewX (-0.0280998009571034) rotate (2.31640098324644) translate (14.647cm 3.784cm)" svg:viewBox="0 0 481 73" draw:points="480,55 465,46 447,41 431,33 414,27 396,20 378,17 357,12 340,10 319,5 299,3 280,0 259,0 240,1 220,2 201,1 182,4 160,6 141,9 123,12 103,18 84,22 66,27 49,34 31,42 15,49 0,56 17,72 32,63 46,57 64,51 80,44 98,40 114,38 131,30 148,28 167,25 186,22 202,21 221,21 238,19 259,20 278,23 295,23 312,25 329,30 349,32 366,34 384,39 400,45 417,52 431,57 447,64 462,72">
                  <text:p text:style-name="P2"/>
                </draw:polygon>
                <draw:polygon draw:style-name="gr3" draw:text-style-name="P1" draw:layer="layout" svg:width="0.777cm" svg:height="0.512cm" draw:transform="skewX (-0.0253072741539131) rotate (2.31797177957323) translate (14.749cm 3.894cm)" svg:viewBox="0 0 778 513" draw:points="0,0 777,512">
                  <text:p text:style-name="P2"/>
                </draw:polygon>
              </draw:g>
              <draw:g>
                <draw:polygon draw:style-name="gr2" draw:text-style-name="P1" draw:layer="layout" svg:width="0.302cm" svg:height="0.046cm" draw:transform="rotate (2.31849537834883) translate (14.66cm 3.648cm)" svg:viewBox="0 0 303 47" draw:points="302,30 290,25 276,20 262,15 247,12 234,7 217,7 202,1 188,1 173,1 158,0 144,0 128,0 113,1 98,2 83,5 70,9 56,12 40,16 28,20 12,25 0,29 12,46 25,39 38,35 51,31 63,27 75,23 88,21 104,20 116,18 130,17 144,17 158,14 173,17 187,17 200,19 213,20 227,25 239,27 254,31 267,35 278,38 292,44">
                  <text:p text:style-name="P2"/>
                </draw:polygon>
                <draw:polygon draw:style-name="gr3" draw:text-style-name="P1" draw:layer="layout" svg:width="0.579cm" svg:height="0.431cm" draw:transform="skewX (-0.0232128790515203) rotate (2.31954257590003) translate (14.754cm 3.751cm)" svg:viewBox="0 0 580 432" draw:points="0,0 579,431">
                  <text:p text:style-name="P2"/>
                </draw:polygon>
              </draw:g>
              <draw:g>
                <draw:polygon draw:style-name="gr2" draw:text-style-name="P1" draw:layer="layout" svg:width="0.12cm" svg:height="0.03cm" draw:transform="skewX (-0.0333357887130852) rotate (2.31483018691964) translate (14.661cm 3.521cm)" svg:viewBox="0 0 121 31" draw:points="120,18 115,13 104,10 99,6 89,5 82,3 73,2 64,0 57,1 47,1 39,3 32,4 24,8 15,11 8,14 0,18 4,30 10,25 16,22 25,18 34,17 42,13 49,12 56,12 64,12 73,14 78,15 88,16 95,19 101,23 111,25 118,28">
                  <text:p text:style-name="P2"/>
                </draw:polygon>
                <draw:polygon draw:style-name="gr3" draw:text-style-name="P1" draw:layer="layout" svg:width="0.306cm" svg:height="0.423cm" draw:transform="skewX (-0.0212930168743268) rotate (2.31919351004963) translate (14.725cm 3.588cm)" svg:viewBox="0 0 307 424" draw:points="0,0 306,423">
                  <text:p text:style-name="P2"/>
                </draw:polygon>
              </draw:g>
            </draw:g>
          </draw:g>
        </draw:g>
        <draw:g>
          <draw:path draw:style-name="gr4" draw:text-style-name="P1" draw:layer="layout" svg:width="0.974cm" svg:height="0.241cm" svg:x="11.749cm" svg:y="1.803cm" svg:viewBox="0 0 975 242" svg:d="m0 179c633 211 974-179 974-179">
            <text:p text:style-name="P2"/>
          </draw:path>
          <draw:frame draw:style-name="gr5" draw:text-style-name="P1" draw:layer="layout" svg:width="1.198cm" svg:height="1.06cm" svg:x="12.241cm" svg:y="1.081cm">
            <draw:image xlink:href="Pictures/10000201000000E2000000C8A1C603B4.png" xlink:type="simple" xlink:show="embed" xlink:actuate="onLoad">
              <text:p text:style-name="P2"/>
            </draw:image>
          </draw:frame>
          <draw:frame draw:style-name="gr1" draw:text-style-name="P1" draw:layer="layout" svg:width="1.019cm" svg:height="0.666cm" draw:transform="rotate (3.1415926535892) translate (11.836cm 2.117cm)">
            <draw:image xlink:href="Pictures/1000020100000132000000C86B1E6DC5.png" xlink:type="simple" xlink:show="embed" xlink:actuate="onLoad">
              <text:p text:style-name="P2"/>
            </draw:image>
          </draw:frame>
        </draw:g>
        <draw:frame draw:style-name="gr6" draw:text-style-name="P3" draw:layer="layout" svg:width="2.889cm" svg:height="0.556cm" svg:x="16.189cm" svg:y="2.841cm">
          <draw:text-box>
            <text:p text:style-name="P2"><text:span text:style-name="T1">GPS receiver</text:span></text:p>
          </draw:text-box>
        </draw:frame>
        <draw:frame draw:style-name="gr5" draw:text-style-name="P1" draw:layer="layout" svg:width="2.001cm" svg:height="1.811cm" svg:x="1.038cm" svg:y="0.909cm">
          <draw:image xlink:href="Pictures/1000000000000679000005DC55F717CA.jpg" xlink:type="simple" xlink:show="embed" xlink:actuate="onLoad">
            <text:p text:style-name="P2"/>
          </draw:image>
        </draw:frame>
        <draw:g>
          <draw:path draw:style-name="gr4" draw:text-style-name="P1" draw:layer="layout" svg:width="0.768cm" svg:height="0.198cm" draw:transform="rotate (3.1415926535892) translate (4.872cm 1.732cm)" svg:viewBox="0 0 769 199" svg:d="m0 147c499 173 768-147 768-147">
            <text:p text:style-name="P2"/>
          </draw:path>
          <draw:frame draw:style-name="gr1" draw:text-style-name="P1" draw:layer="layout" svg:width="1.198cm" svg:height="1.06cm" svg:x="3.314cm" svg:y="1.247cm">
            <draw:image xlink:href="Pictures/10000201000000E2000000C8A1C603B4.png" xlink:type="simple" xlink:show="embed" xlink:actuate="onLoad">
              <text:p text:style-name="P2"/>
            </draw:image>
          </draw:frame>
          <draw:frame draw:style-name="gr1" draw:text-style-name="P1" draw:layer="layout" svg:width="1.019cm" svg:height="0.666cm" svg:x="4.841cm" svg:y="1.519cm">
            <draw:image xlink:href="Pictures/1000020100000132000000C86B1E6DC5.png" xlink:type="simple" xlink:show="embed" xlink:actuate="onLoad">
              <text:p text:style-name="P2"/>
            </draw:image>
          </draw:frame>
        </draw:g>
        <draw:path draw:style-name="gr4" draw:text-style-name="P1" draw:layer="layout" svg:width="0.974cm" svg:height="0.241cm" svg:x="2.638cm" svg:y="1.92cm" svg:viewBox="0 0 975 242" svg:d="m0 179c633 211 974-179 974-179">
          <text:p text:style-name="P2"/>
        </draw:path>
        <draw:frame draw:style-name="gr6" draw:text-style-name="P3" draw:layer="layout" svg:width="3.067cm" svg:height="1.111cm" svg:x="0.889cm" svg:y="2.746cm">
          <draw:text-box>
            <text:p text:style-name="P2"><text:span text:style-name="T1">Base station</text:span></text:p>
            <text:p text:style-name="P2"><text:span text:style-name="T1">at observatory</text:span></text:p>
          </draw:text-box>
        </draw:frame>
        <draw:line draw:style-name="gr7" draw:text-style-name="P1" draw:layer="layout" svg:x1="6.021cm" svg:y1="1.703cm" svg:x2="10.583cm" svg:y2="1.703cm">
          <text:p text:style-name="P2"/>
        </draw:line>
        <draw:frame draw:style-name="gr6" draw:text-style-name="P3" draw:layer="layout" svg:width="3.033cm" svg:height="0.556cm" svg:x="13.683cm" svg:y="1.09cm">
          <draw:text-box>
            <text:p text:style-name="P2"><text:span text:style-name="T1">Radio modem</text:span></text:p>
          </draw:text-box>
        </draw:frame>
        <draw:frame draw:style-name="gr6" draw:text-style-name="P3" draw:layer="layout" svg:width="4.735cm" svg:height="1.666cm" svg:x="14.321cm" svg:y="7.03cm">
          <draw:text-box>
            <text:p text:style-name="P2"><text:span text:style-name="T1">Sensor nodes each</text:span></text:p>
            <text:p text:style-name="P2"><text:span text:style-name="T1">with seismometer and</text:span></text:p>
            <text:p text:style-name="P2"><text:span text:style-name="T1">microphone</text:span></text:p>
          </draw:text-box>
        </draw:frame>
        <draw:custom-shape draw:style-name="gr8" draw:text-style-name="P5" draw:layer="layout" svg:width="1.013cm" svg:height="0.404cm" svg:x="10.979cm" svg:y="3.148cm">
          <text:p text:style-name="P4"><text:span text:style-name="T2">20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6.244cm" svg:y="4.581cm">
          <text:p text:style-name="P4"><text:span text:style-name="T2">20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id="id3" draw:layer="layout" svg:width="1.011cm" svg:height="0.406cm" svg:x="8.199cm" svg:y="4.581cm">
          <text:p text:style-name="P4"><text:span text:style-name="T2">20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id="id2" draw:layer="layout" svg:width="1.011cm" svg:height="0.405cm" svg:x="10.02cm" svg:y="4.582cm">
          <text:p text:style-name="P4"><text:span text:style-name="T2">20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id="id1" draw:layer="layout" svg:width="1.011cm" svg:height="0.405cm" svg:x="12.026cm" svg:y="4.582cm">
          <text:p text:style-name="P4"><text:span text:style-name="T2">20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14.066cm" svg:y="4.584cm">
          <text:p text:style-name="P4"><text:span text:style-name="T2">2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16.124cm" svg:y="4.584cm">
          <text:p text:style-name="P4"><text:span text:style-name="T2">25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5cm" svg:x="7.441cm" svg:y="5.913cm">
          <text:p text:style-name="P4"><text:span text:style-name="T2">20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8.992cm" svg:y="5.898cm">
          <text:p text:style-name="P4"><text:span text:style-name="T2">20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5cm" svg:x="12.533cm" svg:y="5.863cm">
          <text:p text:style-name="P4"><text:span text:style-name="T2">20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14.084cm" svg:y="5.865cm">
          <text:p text:style-name="P4"><text:span text:style-name="T2">20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15.702cm" svg:y="5.865cm">
          <text:p text:style-name="P4"><text:span text:style-name="T2">20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6cm" svg:x="8.252cm" svg:y="7.195cm">
          <text:p text:style-name="P4"><text:span text:style-name="T2">21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2cm" svg:height="0.405cm" svg:x="12.533cm" svg:y="7.162cm">
          <text:p text:style-name="P4"><text:span text:style-name="T2">21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1cm" svg:height="0.404cm" svg:x="12.534cm" svg:y="8.461cm">
          <text:p text:style-name="P4"><text:span text:style-name="T2">25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2cm" svg:height="0.404cm" svg:x="12.534cm" svg:y="9.726cm">
          <text:p text:style-name="P4"><text:span text:style-name="T2">21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6.749cm" svg:y1="4.563cm" svg:x2="11.013cm" svg:y2="3.452cm">
          <text:p text:style-name="P2"/>
        </draw:line>
        <draw:line draw:style-name="gr9" draw:text-style-name="P1" draw:layer="layout" svg:x1="8.721cm" svg:y1="4.563cm" svg:x2="11.165cm" svg:y2="3.552cm">
          <text:p text:style-name="P2"/>
        </draw:line>
        <draw:line draw:style-name="gr9" draw:text-style-name="P1" draw:layer="layout" svg:x1="10.558cm" svg:y1="4.563cm" svg:x2="11.283cm" svg:y2="3.552cm">
          <text:p text:style-name="P2"/>
        </draw:line>
        <draw:line draw:style-name="gr9" draw:text-style-name="P1" draw:layer="layout" svg:x1="12.531cm" svg:y1="4.563cm" svg:x2="11.637cm" svg:y2="3.57cm">
          <text:p text:style-name="P2"/>
        </draw:line>
        <draw:line draw:style-name="gr9" draw:text-style-name="P1" draw:layer="layout" svg:x1="14.57cm" svg:y1="4.563cm" svg:x2="11.907cm" svg:y2="3.536cm">
          <text:p text:style-name="P2"/>
        </draw:line>
        <draw:line draw:style-name="gr9" draw:text-style-name="P1" draw:layer="layout" svg:x1="16.661cm" svg:y1="4.563cm" svg:x2="11.975cm" svg:y2="3.35cm">
          <text:p text:style-name="P2"/>
        </draw:line>
        <draw:line draw:style-name="gr9" draw:text-style-name="P1" draw:layer="layout" svg:x1="7.945cm" svg:y1="5.913cm" svg:x2="8.587cm" svg:y2="5.018cm">
          <text:p text:style-name="P2"/>
        </draw:line>
        <draw:line draw:style-name="gr9" draw:text-style-name="P1" draw:layer="layout" svg:x1="9.547cm" svg:y1="5.879cm" svg:x2="8.924cm" svg:y2="5.002cm">
          <text:p text:style-name="P2"/>
        </draw:line>
        <draw:line draw:style-name="gr9" draw:text-style-name="P1" draw:layer="layout" svg:x1="8.806cm" svg:y1="7.176cm" svg:x2="9.514cm" svg:y2="6.3cm">
          <text:p text:style-name="P2"/>
        </draw:line>
        <draw:line draw:style-name="gr10" draw:text-style-name="P1" draw:layer="layout" svg:x1="8.688cm" svg:y1="7.176cm" svg:x2="7.929cm" svg:y2="6.317cm">
          <text:p text:style-name="P2"/>
        </draw:line>
        <draw:line draw:style-name="gr9" draw:text-style-name="P1" draw:layer="layout" svg:x1="13.036cm" svg:y1="5.861cm" svg:x2="14.368cm" svg:y2="5.002cm">
          <text:p text:style-name="P2"/>
        </draw:line>
        <draw:line draw:style-name="gr9" draw:text-style-name="P1" draw:layer="layout" svg:x1="14.57cm" svg:y1="5.861cm" svg:x2="14.57cm" svg:y2="5.018cm">
          <text:p text:style-name="P2"/>
        </draw:line>
        <draw:line draw:style-name="gr9" draw:text-style-name="P1" draw:layer="layout" svg:x1="16.205cm" svg:y1="5.861cm" svg:x2="14.907cm" svg:y2="5.002cm">
          <text:p text:style-name="P2"/>
        </draw:line>
        <draw:line draw:style-name="gr9" draw:text-style-name="P1" draw:layer="layout" svg:x1="13.036cm" svg:y1="7.143cm" svg:x2="13.036cm" svg:y2="6.267cm">
          <text:p text:style-name="P2"/>
        </draw:line>
        <draw:line draw:style-name="gr9" draw:text-style-name="P1" draw:layer="layout" svg:x1="13.036cm" svg:y1="8.458cm" svg:x2="13.036cm" svg:y2="7.581cm">
          <text:p text:style-name="P2"/>
        </draw:line>
        <draw:line draw:style-name="gr9" draw:text-style-name="P1" draw:layer="layout" svg:x1="13.036cm" svg:y1="9.722cm" svg:x2="13.036cm" svg:y2="8.845cm">
          <text:p text:style-name="P2"/>
        </draw:line>
        <draw:connector draw:style-name="gr10" draw:text-style-name="P1" draw:layer="layout" draw:type="curve" svg:x1="12.531cm" svg:y1="4.987cm" svg:x2="10.525cm" svg:y2="4.987cm" draw:start-shape="id1" draw:start-glue-point="2" draw:end-shape="id2" draw:end-glue-point="2">
          <text:p text:style-name="P2"/>
        </draw:connector>
        <draw:connector draw:style-name="gr11" draw:text-style-name="P1" draw:layer="layout" draw:type="curve" draw:line-skew="0.185cm" svg:x1="12.531cm" svg:y1="4.987cm" svg:x2="8.704cm" svg:y2="4.987cm" draw:start-shape="id1" draw:start-glue-point="2" draw:end-shape="id3" draw:end-glue-point="2">
          <text:p text:style-name="P2"/>
        </draw:connector>
        <draw:line draw:style-name="gr12" draw:text-style-name="P1" draw:layer="layout" svg:x1="16.273cm" svg:y1="5.845cm" svg:x2="16.661cm" svg:y2="4.985cm">
          <text:p text:style-name="P2"/>
        </draw:line>
        <draw:frame draw:style-name="gr6" draw:text-style-name="P3" draw:layer="layout" svg:width="1.475cm" svg:height="0.556cm" svg:x="7.663cm" svg:y="0.999cm">
          <draw:text-box>
            <text:p text:style-name="P2"><text:span text:style-name="T1">~ 4 km</text:span></text:p>
          </draw:text-box>
        </draw:frame>
        <draw:line draw:style-name="gr13" draw:text-style-name="P1" draw:layer="layout" svg:x1="11.53cm" svg:y1="3.135cm" svg:x2="12.682cm" svg:y2="2.06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32cm" fo:page-height="10.79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tt Welsh</meta:initial-creator>
    <meta:creation-date>2005-10-02T23:22:14</meta:creation-date>
    <dc:creator>Matt Welsh</dc:creator>
    <dc:date>2006-04-19T18:10:46</dc:date>
    <dc:language>en-US</dc:language>
    <meta:editing-cycles>7</meta:editing-cycles>
    <meta:editing-duration>PT1H17M54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